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fo:font-size="18pt" style:font-size-asian="18pt"/>
    </style:style>
    <style:style style:name="P3" style:family="paragraph" style:parent-style-name="Standard" style:list-style-name="WW8Num1">
      <style:paragraph-properties fo:line-height="150%"/>
    </style:style>
    <style:style style:name="T1" style:family="text">
      <style:text-properties fo:font-size="20pt" fo:font-weight="bold" style:font-size-asian="20pt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 style:font-size-asian="18pt"/>
    </style:style>
    <style:style style:name="T3" style:family="text">
      <style:text-properties fo:font-size="18pt" style:font-size-asian="18pt"/>
    </style:style>
    <style:style style:name="T4" style:family="text">
      <style:text-properties fo:font-size="18pt" fo:font-weight="bold" style:font-size-asian="18pt" style:font-weight-asian="bold" style:font-weight-complex="bold"/>
    </style:style>
    <style:style style:name="T5" style:family="text">
      <style:text-properties fo:font-size="18pt" fo:font-style="italic" style:font-size-asian="18pt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5.983cm" draw:visible-area-height="7.328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2"><draw:frame draw:style-name="fr1" draw:name="Oggetto1" text:anchor-type="as-char" svg:width="15.983cm" svg:height="7.327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Cambiare il formato</text:span><text:span text:style-name="T3"> delle celle </text:span><text:span text:style-name="T4">D3:E13</text:span><text:span text:style-name="T3"> in modo da avere il formato </text:span><text:span text:style-name="T5">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Utilizzare un </text:span><text:span text:style-name="T2">filtro avanzato</text:span><text:span text:style-name="T3"> per </text:span><text:span text:style-name="T4">copiare</text:span><text:span text:style-name="T3">, a partire dalla cella </text:span><text:span text:style-name="T5">A20</text:span><text:span text:style-name="T3">, i dati relativi ai mesi di </text:span><text:span text:style-name="T4">Gennaio</text:span><text:span text:style-name="T3"> che hanno avuto temperatura giornaliera di </text:span><text:span text:style-name="T4">5°C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Per i dati filtrati </text:span><text:span text:style-name="T2">calcolare</text:span><text:span text:style-name="T3"> la </text:span><text:span text:style-name="T4">media</text:span><text:span text:style-name="T3"> delle </text:span><text:span text:style-name="T5">ore di sole giornaliere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7:</dc:title>
    <meta:initial-creator>caresia</meta:initial-creator>
    <meta:creation-date>2006-07-17T14:07:00</meta:creation-date>
    <dc:creator>Marco</dc:creator>
    <dc:date>2006-07-17T14:07:00</dc:date>
    <meta:print-date>2003-05-22T13:54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6" meta:word-count="58" meta:character-count="344"/>
  </office:meta>
</office:document-meta>
</file>